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1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21"/>
        </table:table-row>
        <table:table-row table:style-name="ro3">
          <table:table-cell/>
          <table:table-cell table:style-name="ce1" office:value-type="string">
            <text:p>scalarized</text:p>
          </table:table-cell>
          <table:table-cell table:style-name="ce4" table:number-columns-repeated="4"/>
          <table:table-cell table:style-name="ce6"/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table:number-columns-repeated="10"/>
          <table:table-cell table:style-name="ce10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 table:number-columns-repeated="3"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table:number-columns-repeated="10"/>
          <table:table-cell table:style-name="ce10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table:number-columns-repeated="10"/>
          <table:table-cell table:style-name="ce10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2"/>
          <table:table-cell table:formula="of:=[.C6]*10" office:value-type="float" office:value="745297690">
            <text:p>745297690</text:p>
          </table:table-cell>
          <table:table-cell table:formula="of:=[.D6]*10" office:value-type="float" office:value="745297690">
            <text:p>745297690</text:p>
          </table:table-cell>
          <table:table-cell table:formula="of:=[.E6]*10" office:value-type="float" office:value="745297700">
            <text:p>745297700</text:p>
          </table:table-cell>
          <table:table-cell table:formula="of:=[.F6]*10" office:value-type="float" office:value="745297700">
            <text:p>745297700</text:p>
          </table:table-cell>
          <table:table-cell office:value-type="string">
            <text:p>ns</text:p>
          </table:table-cell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9"/>
          <table:table-cell table:style-name="ce10" table:number-columns-repeated="14"/>
          <table:table-cell table:number-columns-repeated="5"/>
        </table:table-row>
        <table:table-row table:style-name="ro2">
          <table:table-cell/>
          <table:table-cell table:style-name="ce3"/>
          <table:table-cell table:style-name="ce5" table:formula="of:=[.C8]*10^-9" office:value-type="float" office:value="0.74529769">
            <text:p>0,74529769</text:p>
          </table:table-cell>
          <table:table-cell table:style-name="ce5" table:formula="of:=[.D8]*10^-9" office:value-type="float" office:value="0.74529769">
            <text:p>0,74529769</text:p>
          </table:table-cell>
          <table:table-cell table:style-name="ce5" table:formula="of:=[.E8]*10^-9" office:value-type="float" office:value="0.7452977">
            <text:p>0,7452977</text:p>
          </table:table-cell>
          <table:table-cell table:style-name="ce5" table:formula="of:=[.F8]*10^-9" office:value-type="float" office:value="0.7452977">
            <text:p>0,7452977</text:p>
          </table:table-cell>
          <table:table-cell table:style-name="ce9" office:value-type="string">
            <text:p>s</text:p>
          </table:table-cell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/>
          <table:table-cell table:style-name="ce1" office:value-type="string">
            <text:p>pipeline </text:p>
          </table:table-cell>
          <table:table-cell table:style-name="ce4" table:number-columns-repeated="4"/>
          <table:table-cell table:style-name="ce6"/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 table:number-columns-repeated="3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float" office:value="4205944">
            <text:p>4205944</text:p>
          </table:table-cell>
          <table:table-cell table:number-columns-repeated="2" office:value-type="float" office:value="4205945">
            <text:p>4205945</text:p>
          </table:table-cell>
          <table:table-cell office:value-type="string">
            <text:p>cycles</text:p>
          </table:table-cell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9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2"/>
          <table:table-cell table:formula="of:=[.C17]*10" office:value-type="float" office:value="42059440">
            <text:p>42059440</text:p>
          </table:table-cell>
          <table:table-cell table:formula="of:=[.D17]*10" office:value-type="float" office:value="42059440">
            <text:p>42059440</text:p>
          </table:table-cell>
          <table:table-cell table:formula="of:=[.E17]*10" office:value-type="float" office:value="42059450">
            <text:p>42059450</text:p>
          </table:table-cell>
          <table:table-cell table:formula="of:=[.F17]*10" office:value-type="float" office:value="42059450">
            <text:p>42059450</text:p>
          </table:table-cell>
          <table:table-cell office:value-type="string">
            <text:p>ns</text:p>
          </table:table-cell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 table:number-columns-repeated="9"/>
          <table:table-cell table:style-name="ce10" table:number-columns-repeated="14"/>
          <table:table-cell table:number-columns-repeated="5"/>
        </table:table-row>
        <table:table-row table:style-name="ro2">
          <table:table-cell/>
          <table:table-cell table:style-name="ce3"/>
          <table:table-cell table:style-name="ce5" table:formula="of:=[.C19]*10^-9" office:value-type="float" office:value="0.04205944">
            <text:p>0,04205944</text:p>
          </table:table-cell>
          <table:table-cell table:style-name="ce5" table:formula="of:=[.D19]*10^-9" office:value-type="float" office:value="0.04205944">
            <text:p>0,04205944</text:p>
          </table:table-cell>
          <table:table-cell table:style-name="ce5" table:formula="of:=[.E19]*10^-9" office:value-type="float" office:value="0.04205945">
            <text:p>0,04205945</text:p>
          </table:table-cell>
          <table:table-cell table:style-name="ce5" table:formula="of:=[.F19]*10^-9" office:value-type="float" office:value="0.04205945">
            <text:p>0,04205945</text:p>
          </table:table-cell>
          <table:table-cell table:style-name="ce9" office:value-type="string">
            <text:p>s</text:p>
          </table:table-cell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  <table:table-cell table:number-columns-repeated="2"/>
          <table:table-cell table:style-name="ce10" table:number-columns-repeated="14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3">
          <table:table-cell table:number-columns-repeated="2"/>
          <table:table-cell table:formula="of:=[.C27]*10" office:value-type="float" office:value="745297690">
            <text:p>745297690</text:p>
          </table:table-cell>
          <table:table-cell table:formula="of:=[.D27]*10" office:value-type="float" office:value="745297690">
            <text:p>745297690</text:p>
          </table:table-cell>
          <table:table-cell table:formula="of:=[.E27]*10" office:value-type="float" office:value="745297700">
            <text:p>745297700</text:p>
          </table:table-cell>
          <table:table-cell table:formula="of:=[.F27]*10" office:value-type="float" office:value="745297700">
            <text:p>745297700</text:p>
          </table:table-cell>
          <table:table-cell office:value-type="string">
            <text:p>ns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3"/>
          <table:table-cell table:style-name="ce5" table:formula="of:=[.C29]*10^-9" office:value-type="float" office:value="0.74529769">
            <text:p>0,74529769</text:p>
          </table:table-cell>
          <table:table-cell table:style-name="ce5" table:formula="of:=[.D29]*10^-9" office:value-type="float" office:value="0.74529769">
            <text:p>0,74529769</text:p>
          </table:table-cell>
          <table:table-cell table:style-name="ce5" table:formula="of:=[.E29]*10^-9" office:value-type="float" office:value="0.7452977">
            <text:p>0,7452977</text:p>
          </table:table-cell>
          <table:table-cell table:style-name="ce5" table:formula="of:=[.F29]*10^-9" office:value-type="float" office:value="0.7452977">
            <text:p>0,7452977</text:p>
          </table:table-cell>
          <table:table-cell table:style-name="ce9" office:value-type="string">
            <text:p>s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3">
          <table:table-cell table:number-columns-repeated="2"/>
          <table:table-cell table:formula="of:=[.C36]*10" office:value-type="float" office:value="745297690">
            <text:p>745297690</text:p>
          </table:table-cell>
          <table:table-cell table:formula="of:=[.D36]*10" office:value-type="float" office:value="745297690">
            <text:p>745297690</text:p>
          </table:table-cell>
          <table:table-cell table:formula="of:=[.E36]*10" office:value-type="float" office:value="745297700">
            <text:p>745297700</text:p>
          </table:table-cell>
          <table:table-cell table:formula="of:=[.F36]*10" office:value-type="float" office:value="745297700">
            <text:p>745297700</text:p>
          </table:table-cell>
          <table:table-cell office:value-type="string">
            <text:p>ns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3"/>
          <table:table-cell table:style-name="ce5" table:formula="of:=[.C38]*10^-9" office:value-type="float" office:value="0.74529769">
            <text:p>0,74529769</text:p>
          </table:table-cell>
          <table:table-cell table:style-name="ce5" table:formula="of:=[.D38]*10^-9" office:value-type="float" office:value="0.74529769">
            <text:p>0,74529769</text:p>
          </table:table-cell>
          <table:table-cell table:style-name="ce5" table:formula="of:=[.E38]*10^-9" office:value-type="float" office:value="0.7452977">
            <text:p>0,7452977</text:p>
          </table:table-cell>
          <table:table-cell table:style-name="ce5" table:formula="of:=[.F38]*10^-9" office:value-type="float" office:value="0.7452977">
            <text:p>0,7452977</text:p>
          </table:table-cell>
          <table:table-cell table:style-name="ce9" office:value-type="string">
            <text:p>s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  <table:table-cell table:number-columns-repeated="21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3">
          <table:table-cell table:number-columns-repeated="2"/>
          <table:table-cell table:formula="of:=[.C45]*10" office:value-type="float" office:value="745297690">
            <text:p>745297690</text:p>
          </table:table-cell>
          <table:table-cell table:formula="of:=[.D45]*10" office:value-type="float" office:value="745297690">
            <text:p>745297690</text:p>
          </table:table-cell>
          <table:table-cell table:formula="of:=[.E45]*10" office:value-type="float" office:value="745297700">
            <text:p>745297700</text:p>
          </table:table-cell>
          <table:table-cell table:formula="of:=[.F45]*10" office:value-type="float" office:value="745297700">
            <text:p>745297700</text:p>
          </table:table-cell>
          <table:table-cell office:value-type="string">
            <text:p>ns</text:p>
          </table:table-cell>
          <table:table-cell table:number-columns-repeated="21"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3"/>
          <table:table-cell table:style-name="ce5" table:formula="of:=[.C47]*10^-9" office:value-type="float" office:value="0.74529769">
            <text:p>0,74529769</text:p>
          </table:table-cell>
          <table:table-cell table:style-name="ce5" table:formula="of:=[.D47]*10^-9" office:value-type="float" office:value="0.74529769">
            <text:p>0,74529769</text:p>
          </table:table-cell>
          <table:table-cell table:style-name="ce5" table:formula="of:=[.E47]*10^-9" office:value-type="float" office:value="0.7452977">
            <text:p>0,7452977</text:p>
          </table:table-cell>
          <table:table-cell table:style-name="ce5" table:formula="of:=[.F47]*10^-9" office:value-type="float" office:value="0.7452977">
            <text:p>0,7452977</text:p>
          </table:table-cell>
          <table:table-cell table:style-name="ce9" office:value-type="string">
            <text:p>s</text:p>
          </table:table-cell>
          <table:table-cell table:number-columns-repeated="21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ceres MasterSisea</meta:initial-creator>
    <meta:creation-date>2016-11-28T08:33:20</meta:creation-date>
    <dc:date>2016-12-13T13:23:52</dc:date>
    <dc:creator>Caceres MasterSisea</dc:creator>
    <meta:editing-duration>PT2H9M25S</meta:editing-duration>
    <meta:editing-cycles>7</meta:editing-cycles>
    <meta:generator>LibreOffice/3.5$Linux_X86_64 LibreOffice_project/350m1$Build-2</meta:generator>
    <meta:document-statistic meta:table-count="3" meta:cell-count="119" meta:object-count="0"/>
  </office:meta>
</office:document-meta>
</file>